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2e7c8" officeooo:paragraph-rsid="0002e7c8"/>
    </style:style>
    <style:style style:name="P2" style:family="paragraph" style:parent-style-name="Title">
      <style:text-properties officeooo:rsid="0002e7c8" officeooo:paragraph-rsid="0002e7c8"/>
    </style:style>
    <style:style style:name="P3" style:family="paragraph" style:parent-style-name="Heading_20_1">
      <style:text-properties officeooo:rsid="0002e7c8" officeooo:paragraph-rsid="0002e7c8"/>
    </style:style>
    <style:style style:name="P4" style:family="paragraph" style:parent-style-name="Heading_20_1">
      <style:text-properties officeooo:rsid="00062a1f" officeooo:paragraph-rsid="00062a1f"/>
    </style:style>
    <style:style style:name="P5" style:family="paragraph" style:parent-style-name="Heading_20_2">
      <style:text-properties officeooo:rsid="00062a1f" officeooo:paragraph-rsid="00062a1f"/>
    </style:style>
    <style:style style:name="P6" style:family="paragraph" style:parent-style-name="Text_20_body">
      <style:text-properties officeooo:rsid="00071921" officeooo:paragraph-rsid="00071921"/>
    </style:style>
    <style:style style:name="P7" style:family="paragraph" style:parent-style-name="Text_20_body">
      <style:text-properties officeooo:rsid="00098376" officeooo:paragraph-rsid="00098376"/>
    </style:style>
    <style:style style:name="T1" style:family="text">
      <style:text-properties officeooo:rsid="00048494"/>
    </style:style>
    <style:style style:name="T2" style:family="text">
      <style:text-properties officeooo:rsid="0004bb04"/>
    </style:style>
    <style:style style:name="T3" style:family="text">
      <style:text-properties officeooo:rsid="0007a9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TD – Processus, Signaux et Capabilities (Linux -C / Terminal)</text:p>
      <text:h text:style-name="P3" text:outline-level="1">Partie 1 – Processus</text:h>
      <text:h text:style-name="Heading_20_2" text:outline-level="2">Exercice 1 – Création de processus</text:h>
      <text:p text:style-name="P1">1. Un processus est un programme vivant (en cours d’exécution) alors qu’un thread est un coeur logique (l’endroit où il est exécuter)</text:p>
      <text:p text:style-name="P1">2. <text:span text:style-name="T1">Dans le parent fork() renvoie le pid de l’enfant </text:span><text:span text:style-name="T2">(pour dire que c’est un succès)</text:span><text:span text:style-name="T1">. Dans l’enfant fork() renvoie 0 </text:span><text:span text:style-name="T2">(pour dire que c’est un succés)</text:span><text:span text:style-name="T1">. </text:span><text:span text:style-name="T3">Fork() sert à cloner un processus. Il renvoie -1 si ça rate</text:span></text:p>
      <text:p text:style-name="P1">3. <text:span text:style-name="T2">L’ordre des réponses s’inverse car le processus avec un wait() se finit en deuxième. C’est possible car les deux processus sont exécuté parallèlement (dans deux threads différents).</text:span></text:p>
      <text:h text:style-name="Heading_20_1" text:outline-level="1">Partie 2 – Signaux et Capabilities Linux</text:h>
      <text:h text:style-name="Heading_20_2" text:outline-level="2">Exercice 2 – Interception de SIGINT</text:h>
      <text:p text:style-name="P6">Le programme qu’on a créé sert à comprendre comment fonctionne le Crtl + C (signal d’interuption). Le programme change ce que fait le signal SIGINT et le transforme en affichage du numéro du Signal qui est 2. Il est toujours possible d’arrêter le programme en faisant un kill PID en trouvant le pid avec pgrep &lt;nom_du_processus&gt;</text:p>
      <text:h text:style-name="P5" text:outline-level="2">Exercice 3 – kill() en C</text:h>
      <text:p text:style-name="P7">Kill permet d’envoyer un signal à un processus avec son PID. Ici le Sinal de terminaison propre qui vérifie </text:p>
      <text:h text:style-name="P4" text:outline-level="1">Partie 3 – Capabilities Linux</text:h>
      <text:h text:style-name="P5" text:outline-level="2">Exercice</text:h>
      <text:p text:style-name="P7">sudo nc -l p 80 dans un script bash</text:p>
      <text:p text:style-name="P7">On a besoin de sudo pour faire cette commande.</text:p>
      <text:h text:style-name="Heading_20_3"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6:50:19.527765992</meta:creation-date>
    <dc:date>2025-04-30T16:57:32.087708394</dc:date>
    <meta:editing-duration>PT25M7S</meta:editing-duration>
    <meta:editing-cycles>2</meta:editing-cycles>
    <meta:generator>LibreOffice/24.2.7.2$Linux_X86_64 LibreOffice_project/420$Build-2</meta:generator>
    <meta:document-statistic meta:table-count="0" meta:image-count="0" meta:object-count="0" meta:page-count="1" meta:paragraph-count="15" meta:word-count="221" meta:character-count="1301" meta:non-whitespace-character-count="1087"/>
  </office:meta>
</office:document-meta>
</file>